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ORG.OPENOFFICE.DOUBLER.DOUBLER.DOUBLER([.A1])" office:value-type="float" office:value="2" calcext:value-type="float">
            <text:p>2</text:p>
          </table:table-cell>
          <table:table-cell/>
          <table:table-cell table:number-matrix-columns-spanned="2" table:number-matrix-rows-spanned="6" table:formula="of:=ORG.OPENOFFICE.DOUBLER.DOUBLER.SORTBYFIRSTCOL([.A1:.B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ORG.OPENOFFICE.DOUBLER.DOUBLER.DOUBLER([.A2])" office:value-type="float" office:value="16" calcext:value-type="float">
            <text:p>16</text:p>
          </table:table-cell>
          <table:table-cell table:formula="of:=ORG.OPENOFFICE.DOUBLER.DOUBLER.DOUBLERSUM([.A1:.A6])"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ORG.OPENOFFICE.DOUBLER.DOUBLER.DOUBLER([.A3])" office:value-type="float" office:value="6" calcext:value-type="float">
            <text:p>6</text:p>
          </table:table-cell>
          <table:table-cell table:formula="of:=ORG.OPENOFFICE.DOUBLER.DOUBLER.DOUBLERSUM([.B1:.B6])"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ORG.OPENOFFICE.DOUBLER.DOUBLER.DOUBLER([.A4])"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ORG.OPENOFFICE.DOUBLER.DOUBLER.DOUBLER([.A5])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ORG.OPENOFFICE.DOUBLER.DOUBLER.DOUBLER([.A6])"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Segoe UI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 style:data-style-name="N2" text:time-value="09:35:32.1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23:19:34.422000000</meta:creation-date>
    <dc:date>2016-10-17T09:36:22.794000000</dc:date>
    <meta:editing-duration>PT13M12S</meta:editing-duration>
    <meta:editing-cycles>6</meta:editing-cycles>
    <meta:generator>LibreOffice/5.1.0.3$Windows_x86 LibreOffice_project/5e3e00a007d9b3b6efb6797a8b8e57b51ab1f737</meta:generator>
    <meta:document-statistic meta:table-count="1" meta:cell-count="26" meta:object-count="0"/>
  </office:meta>
</office:document-meta>
</file>